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 [kohm]</text:p>
          </table:table-cell>
          <table:table-cell office:value-type="string" calcext:value-type="string">
            <text:p>C [nF]</text:p>
          </table:table-cell>
          <table:table-cell/>
          <table:table-cell office:value-type="string" calcext:value-type="string">
            <text:p>Uwej [V]</text:p>
          </table:table-cell>
          <table:table-cell office:value-type="string" calcext:value-type="string">
            <text:p>Uwyj [V]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 [Hz]</text:p>
          </table:table-cell>
          <table:table-cell office:value-type="string" calcext:value-type="string">
            <text:p>U_wej/Uwyj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2.934" calcext:value-type="float">
            <text:p>2.934</text:p>
          </table:table-cell>
          <table:table-cell/>
          <table:table-cell table:formula="of:=ABS([.I2]-1/SQRT(2))" office:value-type="float" office:value="0.000118829379318619" calcext:value-type="float">
            <text:p>0.000118829379318619</text:p>
          </table:table-cell>
          <table:table-cell office:value-type="float" office:value="1000" calcext:value-type="float">
            <text:p>1000</text:p>
          </table:table-cell>
          <table:table-cell table:formula="of:=[.E2]/[.D2]" office:value-type="float" office:value="0.706987951807229" calcext:value-type="float">
            <text:p>0.706987951807229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2.938" calcext:value-type="float">
            <text:p>2.938</text:p>
          </table:table-cell>
          <table:table-cell/>
          <table:table-cell table:formula="of:=ABS([.I3]-1/SQRT(2))" office:value-type="float" office:value="0.000845026042368136" calcext:value-type="float">
            <text:p>0.000845026042368136</text:p>
          </table:table-cell>
          <table:table-cell office:value-type="float" office:value="980" calcext:value-type="float">
            <text:p>980</text:p>
          </table:table-cell>
          <table:table-cell table:formula="of:=[.E3]/[.D3]" office:value-type="float" office:value="0.707951807228916" calcext:value-type="float">
            <text:p>0.707951807228916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2.936" calcext:value-type="float">
            <text:p>2.936</text:p>
          </table:table-cell>
          <table:table-cell/>
          <table:table-cell table:formula="of:=ABS([.I4]-1/SQRT(2))" office:value-type="float" office:value="0.000363098331524703" calcext:value-type="float">
            <text:p>0.000363098331524703</text:p>
          </table:table-cell>
          <table:table-cell office:value-type="float" office:value="990" calcext:value-type="float">
            <text:p>990</text:p>
          </table:table-cell>
          <table:table-cell table:formula="of:=[.E4]/[.D4]" office:value-type="float" office:value="0.707469879518072" calcext:value-type="float">
            <text:p>0.707469879518072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3.95" calcext:value-type="float">
            <text:p>3.9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E5]/[.D5]" office:value-type="float" office:value="0.951807228915663" calcext:value-type="float">
            <text:p>0.951807228915663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E6]/[.D6]" office:value-type="float" office:value="0.939759036144578" calcext:value-type="float">
            <text:p>0.939759036144578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[.E7]/[.D7]" office:value-type="float" office:value="0.891566265060241" calcext:value-type="float">
            <text:p>0.891566265060241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[.E8]/[.D8]" office:value-type="float" office:value="0.819277108433735" calcext:value-type="float">
            <text:p>0.819277108433735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3.15" calcext:value-type="float">
            <text:p>3.15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[.E9]/[.D9]" office:value-type="float" office:value="0.759036144578313" calcext:value-type="float">
            <text:p>0.759036144578313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formula="of:=[.E10]/[.D10]" office:value-type="float" office:value="0.626506024096386" calcext:value-type="float">
            <text:p>0.626506024096386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E11]/[.D11]" office:value-type="float" office:value="0.0987951807228916" calcext:value-type="float">
            <text:p>0.0987951807228916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E12]/[.D12]" office:value-type="float" office:value="0.0216867469879518" calcext:value-type="float">
            <text:p>0.0216867469879518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1.83" calcext:value-type="float">
            <text:p>1.8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E13]/[.D13]" office:value-type="float" office:value="0.440963855421687" calcext:value-type="float">
            <text:p>0.4409638554216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1T14:19:06.107905058</meta:creation-date>
    <dc:date>2026-04-21T15:20:52.843457927</dc:date>
    <meta:editing-duration>PT2M26S</meta:editing-duration>
    <meta:editing-cycles>1</meta:editing-cycles>
    <meta:document-statistic meta:table-count="1" meta:cell-count="60" meta:object-count="0"/>
    <meta:generator>LibreOffice/25.8.5.2$Linux_X86_64 LibreOffice_project/580$Build-2</meta:generator>
  </office:meta>
</office:document-meta>
</file>